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8" calcext:value-type="float">
            <text:p>358</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5" calcext:value-type="float">
            <text:p>3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9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5">00/00/0000</text:date>, <text:time style:data-style-name="N2" text:time-value="21:36:16.4344388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5T21:36:54.756412531</dc:date>
    <meta:editing-duration>PT12H26M7S</meta:editing-duration>
    <meta:editing-cycles>330</meta:editing-cycles>
    <meta:document-statistic meta:table-count="1" meta:cell-count="2138" meta:object-count="0"/>
  </office:meta>
</office:document-meta>
</file>